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="0.0403in" fo:border="none"/>
    </style:style>
    <style:style style:name="Table10.B2" style:family="table-cell">
      <style:table-cell-properties style:vertical-align="middle" fo:padding="0.0403in" fo:border="none"/>
    </style:style>
    <style:style style:name="Table10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3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4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5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e6f1e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style:font-name="Times New Roman" officeooo:paragraph-rsid="00464a5b"/>
    </style:style>
    <style:style style:name="P10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11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64a5b" style:font-size-asian="24pt" style:font-weight-asian="bold" style:font-size-complex="24pt" style:font-weight-complex="bold"/>
    </style:style>
    <style:style style:name="P1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7bc2e"/>
    </style:style>
    <style:style style:name="P13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46569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5" style:family="paragraph" style:parent-style-name="Table_20_Contents">
      <style:text-properties style:font-name="Times New Roman" officeooo:rsid="003c9d6c" officeooo:paragraph-rsid="0027bc2e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4a5b" fo:background-color="#ffffff"/>
    </style:style>
    <style:style style:name="P17" style:family="paragraph" style:parent-style-name="Table_20_Contents">
      <style:text-properties style:font-name="Times New Roman" officeooo:paragraph-rsid="0027bc2e"/>
    </style:style>
    <style:style style:name="P18" style:family="paragraph" style:parent-style-name="Table_20_Contents">
      <style:text-properties style:font-name="Times New Roman" officeooo:rsid="003c9d6c" officeooo:paragraph-rsid="0027bc2e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officeooo:rsid="003c9d6c" officeooo:paragraph-rsid="0027bc2e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paragraph-rsid="002e2b3b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rsid="0036ad29" officeooo:paragraph-rsid="0041ed07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2pt" officeooo:paragraph-rsid="003808cc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officeooo:paragraph-rsid="00464a5b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officeooo:paragraph-rsid="00404e94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officeooo:paragraph-rsid="003808cc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officeooo:paragraph-rsid="0027bc2e"/>
    </style:style>
    <style:style style:name="P29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64a5b" style:font-size-asian="9pt" style:font-weight-asian="normal" style:font-size-complex="9pt" style:font-weight-complex="normal"/>
    </style:style>
    <style:style style:name="P30" style:family="paragraph" style:parent-style-name="Table_20_Contents">
      <style:text-properties style:font-name="FreeMono" fo:font-size="9pt" officeooo:paragraph-rsid="00464a5b" style:font-size-asian="9pt" style:font-size-complex="9pt"/>
    </style:style>
    <style:style style:name="P31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a9bf0"/>
    </style:style>
    <style:style style:name="P3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64a5b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4a5b"/>
    </style:style>
    <style:style style:name="T1" style:family="text">
      <style:text-properties fo:color="#000000" officeooo:rsid="002e2b3b"/>
    </style:style>
    <style:style style:name="T2" style:family="text">
      <style:text-properties fo:color="#000000" style:text-underline-style="none" officeooo:rsid="00fb804d" fo:background-color="#ffffff" loext:char-shading-value="0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0c2e18" fo:background-color="#ffffff" loext:char-shading-value="0"/>
    </style:style>
    <style:style style:name="T6" style:family="text">
      <style:text-properties fo:color="#000000" style:text-underline-style="none" officeooo:rsid="000ed385" fo:background-color="#ffffff" loext:char-shading-value="0"/>
    </style:style>
    <style:style style:name="T7" style:family="text">
      <style:text-properties fo:color="#000000" style:text-underline-style="none" officeooo:rsid="000b0c15" fo:background-color="#ffffff" loext:char-shading-value="0"/>
    </style:style>
    <style:style style:name="T8" style:family="text">
      <style:text-properties fo:color="#000000" style:text-underline-style="none" officeooo:rsid="000da3fd" fo:background-color="#ffffff" loext:char-shading-value="0"/>
    </style:style>
    <style:style style:name="T9" style:family="text">
      <style:text-properties fo:color="#000000" style:text-underline-style="none" officeooo:rsid="0010acf2" fo:background-color="#ffffff" loext:char-shading-value="0"/>
    </style:style>
    <style:style style:name="T10" style:family="text">
      <style:text-properties fo:color="#000000" style:text-underline-style="none" officeooo:rsid="00125cb7" fo:background-color="#ffffff" loext:char-shading-value="0"/>
    </style:style>
    <style:style style:name="T11" style:family="text">
      <style:text-properties fo:color="#000000" style:text-underline-style="none" officeooo:rsid="003671d6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officeooo:rsid="003c9d6c"/>
    </style:style>
    <style:style style:name="T14" style:family="text">
      <style:text-properties style:use-window-font-color="true" style:font-name="Times New Roman" officeooo:rsid="003c9d6c"/>
    </style:style>
    <style:style style:name="T15" style:family="text">
      <style:text-properties style:use-window-font-color="true" style:font-name="Times New Roman"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 officeooo:rsid="0042f57a"/>
    </style:style>
    <style:style style:name="T20" style:family="text">
      <style:text-properties officeooo:rsid="00fe26bd"/>
    </style:style>
    <style:style style:name="T21" style:family="text">
      <style:text-properties fo:color="#ffffff" fo:background-color="#666666" loext:char-shading-value="0"/>
    </style:style>
    <style:style style:name="T22" style:family="text">
      <style:text-properties fo:color="#ffffff" officeooo:rsid="003bce78" fo:background-color="#666666" loext:char-shading-value="0"/>
    </style:style>
    <style:style style:name="T23" style:family="text">
      <style:text-properties fo:color="#ffffff" fo:font-weight="bold" fo:background-color="#666666" loext:char-shading-value="0" style:font-weight-asian="bold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officeooo:rsid="003c9d6c" fo:background-color="#ffffff" loext:char-shading-value="0"/>
    </style:style>
    <style:style style:name="T28" style:family="text">
      <style:text-properties style:font-name="Times New Roman" officeooo:rsid="003c9d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10"/>
      <text:p text:style-name="P10"/>
      <text:p text:style-name="P10"/>
      <text:p text:style-name="P10"/>
      <text:p text:style-name="P14">C<text:span text:style-name="T20">ertidão De Inscrição</text:span></text:p>
      <text:p text:style-name="P14"/>
      <text:p text:style-name="P12"><text:text-input text:description="${documentSignature.responsibleName}">${documentSignature.responsibleName}</text:text-input><text:span text:style-name="T13">, </text:span><text:span text:style-name="T13"><text:text-input text:description="${lang.pt(documentSignature.responsibleFunction)}">${lang.pt(documentSignature.responsibleFunction)}</text:text-input></text:span><text:span text:style-name="T13"> da </text:span><text:span text:style-name="T12">Faculdade de </text:span><text:span text:style-name="T1">Medicina Veterinária</text:span><text:span text:style-name="T12"> da Universidade de Lisboa,</text:span></text:p>
      <text:p text:style-name="P13"><text:span text:style-name="T28">Certifica, em face dos registos existentes nesta Faculdade, que </text:span><text:span text:style-name="T28"><text:text-input text:description="${person.name}">${person.name}</text:text-input></text:span><text:span text:style-name="T28">, </text:span><text:span text:style-name="T28"><text:text-input text:description="[#if person.female]">[#if person.female]</text:text-input></text:span><text:span text:style-name="T28">aluna</text:span><text:span text:style-name="T28"><text:text-input text:description="[#elseif person.male]">[#elseif person.male]</text:text-input></text:span><text:span text:style-name="T28">aluno</text:span><text:span text:style-name="T28"><text:text-input text:description="[/#if]">[/#if]</text:text-input></text:span><text:span text:style-name="T28"> n.º </text:span><text:span text:style-name="T28"><text:text-input text:description="${person.student.number}">${person.student.number}</text:text-input></text:span><text:span text:style-name="T28">, </text:span><text:span text:style-name="T28"><text:text-input text:description="[#if person.female]">[#if person.female]</text:text-input></text:span><text:span text:style-name="T28">nascida</text:span><text:span text:style-name="T28"><text:text-input text:description="[#elseif person.male]">[#elseif person.male]</text:text-input></text:span><text:span text:style-name="T28">nascido</text:span><text:span text:style-name="T28"><text:text-input text:description="[/#if]">[/#if]</text:text-input></text:span><text:span text:style-name="T28"> a </text:span><text:span text:style-name="T28"><text:text-input text:description="${lang.pt(dates.extendedDate(person.dateOfBirthYearMonthDay))}">${lang.pt(dates.extendedDate(person.dateOfBirthYearMonthDay))}</text:text-input></text:span><text:span text:style-name="T28">, </text:span><text:span text:style-name="T28"><text:text-input text:description="[#if person.female]">[#if person.female]</text:text-input></text:span><text:span text:style-name="T28">portadora</text:span><text:span text:style-name="T28"><text:text-input text:description="[#elseif person.male]">[#elseif person.male]</text:text-input></text:span><text:span text:style-name="T28">portador</text:span><text:span text:style-name="T28"><text:text-input text:description="[/#if]">[/#if]</text:text-input></text:span><text:span text:style-name="T28"> do</text:span><text:span text:style-name="T14"> </text:span><text:span text:style-name="T26"><text:text-input text:description="${lang.pt(person.idDocumentType.localizedNameI18N)}">${lang.pt(person.idDocumentType.localizedNameI18N)}</text:text-input></text:span><text:span text:style-name="T15"> n.º </text:span><text:span text:style-name="T26"><text:text-input text:description="${person.documentIdNumber}">${person.documentIdNumber}</text:text-input></text:span><text:span text:style-name="T28">, </text:span><text:span text:style-name="T28"><text:text-input text:description="[#if person.female]">[#if person.female]</text:text-input></text:span><text:span text:style-name="T28">filha</text:span><text:span text:style-name="T28"><text:text-input text:description="[#elseif person.male]">[#elseif person.male]</text:text-input></text:span><text:span text:style-name="T28">filho</text:span><text:span text:style-name="T28"><text:text-input text:description="[/#if]">[/#if]</text:text-input></text:span><text:span text:style-name="T28"> de </text:span><text:span text:style-name="T28"><text:text-input text:description="${person.nameOfFather}">${person.nameOfFather}</text:text-input></text:span><text:span text:style-name="T28"> e de </text:span><text:span text:style-name="T28"><text:text-input text:description="${person.nameOfMother}">${person.nameOfMother}</text:text-input></text:span><text:span text:style-name="T28">, está </text:span><text:span text:style-name="T28"><text:text-input text:description="[#if person.female]">[#if person.female]</text:text-input></text:span><text:span text:style-name="T28">inscrita</text:span><text:span text:style-name="T28"><text:text-input text:description="[#elseif person.male]">[#elseif person.male]</text:text-input></text:span><text:span text:style-name="T28">inscrito</text:span><text:span text:style-name="T28"><text:text-input text:description="[/#if]">[/#if]</text:text-input></text:span><text:span text:style-name="T28"> no Curso de </text:span><text:span text:style-name="T28"><text:text-input text:description="${lang.pt(curricularPlanInformation.degreePresentationName)}">${lang.pt(curricularPlanInformation.degreePresentationName)}</text:text-input></text:span><text:span text:style-name="T28">, </text:span><text:span text:style-name="T27">no ano </text:span><text:span text:style-name="T26">letivo de </text:span><text:span text:style-name="T26"><text:text-input text:description="${executionYearName}">${executionYearName}</text:text-input></text:span><text:span text:style-name="T26"><text:text-input text:description="[#if serviceRequest.detailed]">[#if serviceRequest.detailed]</text:text-input></text:span><text:span text:style-name="T26">, </text:span><text:span text:style-name="T26"><text:text-input text:description="[#if totalNormalEnrolments &gt; 1]">[#if totalNormalEnrolments &gt; 1]</text:text-input></text:span><text:span text:style-name="T26">nas seguintes unidades curriculares</text:span><text:span text:style-name="T26"><text:text-input text:description="[#else]">[#else]</text:text-input></text:span><text:span text:style-name="T26">na seguinte unidade curricular</text:span><text:span text:style-name="T26"><text:text-input text:description="[/#if]">[/#if]</text:text-input></text:span><text:span text:style-name="T26">:</text:span><text:span text:style-name="T26"><text:text-input text:description="[#if !serviceRequest.detailed]">[#elseif !serviceRequest.detailed]</text:text-input></text:span><text:span text:style-name="T26">.</text:span><text:span text:style-name="T26"><text:text-input text:description="[/#if]">[/#if]</text:text-input></text:span></text:p>
      <text:p text:style-name="P15"/>
      <text:p text:style-name="P17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5"><text:text-input text:description="[#if totalNormalEnrolments &gt; 1]">[#if totalNormalEnrolments &gt; 1]</text:text-input><text:span text:style-name="T24">Unidades Curriculares</text:span><text:text-input text:description="[#else]">[#else]</text:text-input><text:span text:style-name="T25">Unidade Curricular</text:span><text:span text:style-name="T25"><text:initial-creator/></text:span><text:text-input text:description="[/#if]">[/#if]</text:text-input></text:p>
          </table:table-cell>
          <table:table-cell table:style-name="Table10.A1" office:value-type="string">
            <text:p text:style-name="P6">Semestre</text:p>
          </table:table-cell>
          <table:table-cell table:style-name="Table10.A1" office:value-type="string">
            <text:p text:style-name="P2">ECTS</text:p>
          </table:table-cell>
        </table:table-row>
        <table:table-row table:style-name="Table10.2">
          <table:table-cell table:style-name="Table10.A2" office:value-type="string">
            <text:p text:style-name="P7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0.B2" office:value-type="string">
            <text:p text:style-name="P3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4"><text:text-input text:description="${numbers.onePlace(enrolment.ectsCredits)}">${numbers.onePlace(enrolment.ectsCredits)}</text:text-input></text:p>
          </table:table-cell>
        </table:table-row>
      </table:table>
      <text:p text:style-name="P31"><text:span text:style-name="T21"><text:s text:c="2"/>Total UCs: </text:span><text:span text:style-name="T23"><text:text-input text:description="${totalNormalEnrolments}">${totalNormalEnrolments}</text:text-input></text:span><text:span text:style-name="T21"> <text:s/></text:span><text:s text:c="8"/><text:span text:style-name="T21"><text:s text:c="2"/></text:span><text:span text:style-name="T22">T</text:span><text:span text:style-name="T21">otal ECTS: </text:span><text:span text:style-name="T23"><text:text-input text:description="${numbers.onePlace(totalNormalECTS)}">${numbers.onePlace(totalNormalECTS)}  </text:text-input></text:span></text:p>
      <text:p text:style-name="P18"/>
      <text:p text:style-name="P19"><text:text-input text:description="[/#if]">[/#if]</text:text-input></text:p>
      <text:p text:style-name="P26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</text:span><text:span text:style-name="T6">efeitos</text:span><text:span text:style-name="T5"> de </text:span><text:span text:style-name="T6">Abono de Família</text:span><text:span text:style-name="T5">.</text:span><text:text-input text:description="[#elseif serviceRequest.documentPurposeTypeInstance.code == &quot;ADSE_ADM_SAD_SSMJ&quot;]">[#elseif serviceRequest.documentPurposeTypeInstance.code == "ADSE_ADM_SAD_SSMJ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efeitos de </text:span><text:span text:style-name="T7">ADSE/</text:span><text:span text:style-name="T6">ADM/SAD/SSMJ</text:span><text:span text:style-name="T5">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efeitos de </text:span><text:span text:style-name="T8">pedido de</text:span><text:span text:style-name="T5"> bolsa de estudo.</text:span><text:text-input text:description="[#elseif serviceRequest.documentPurposeTypeInstance.code == &quot;MILITARY&quot;]">[#elseif serviceRequest.documentPurposeTypeInstance.code == "MILITARY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</text:span><text:span text:style-name="T9">efeitos</text:span><text:span text:style-name="T5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</text:span><text:span text:style-name="T6">efeitos</text:span><text:span text:style-name="T5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0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efeitos de </text:span><text:span text:style-name="T6">acesso ao passe «sub23@superior.tp»</text:span><text:span text:style-name="T5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7"/>
      <text:p text:style-name="P24"><text:text-input text:description="[/#if]">[/#if]</text:text-input></text:p>
      <text:p text:style-name="P23">O presente certificado é emitido em conformidade com o disposto no Decreto-Lei n.º 266-E/2012, de 31 de dezembro, e demais disposições legais em vigor, sendo firmado com o selo branco em uso nesta Faculdade.</text:p>
      <text:p text:style-name="P28"/>
      <text:p text:style-name="P20"/>
      <text:p text:style-name="P21"><text:span text:style-name="T12">Faculdade de </text:span><text:span text:style-name="T1">Medicina Veterinária</text:span><text:span text:style-name="T12"> da Universidade de Lisboa</text:span><text:span text:style-name="T18">, em </text:span><text:span text:style-name="T19"><text:text-input text:description="${lang.pt(dates.extendedDate(localizedDate.nowDate()))}">${lang.pt(dates.extendedDate(localizedDate.nowDate()))}</text:text-input></text:span><text:span text:style-name="T16">.</text:span></text:p>
      <text:p text:style-name="P22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3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9"><text:text-input text:description="[#if hasPricetag]">[#if hasPricetag]</text:text-input></text:p>
            <text:p text:style-name="P32"><text:span text:style-name="T17">Emolumento: </text:span><text:text-input text:description="${money.total(serviceRequestPrice)}">${money.total(serviceRequestPrice)}</text:text-input></text:p>
            <text:p text:style-name="P30"><text:text-input text:description="[/#if]">[/#if]</text:text-input></text:p>
          </table:table-cell>
          <table:table-cell table:style-name="Table1.A2" office:value-type="string">
            <text:p text:style-name="P16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25"><text:text-input text:description="${documentSignature.responsibleName}">${documentSignature.responsibleName}</text:text-input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4T12:24:04.738954927</dc:date>
    <meta:editing-duration>PT1H13M34S</meta:editing-duration>
    <meta:editing-cycles>51</meta:editing-cycles>
    <meta:generator>LibreOffice/4.2.8.2$Linux_X86_64 LibreOffice_project/420m0$Build-2</meta:generator>
    <meta:document-statistic meta:table-count="2" meta:image-count="0" meta:object-count="0" meta:page-count="2" meta:paragraph-count="22" meta:word-count="510" meta:character-count="4041" meta:non-whitespace-character-count="3749"/>
  </office:meta>
</office:document-meta>
</file>